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F0000030EFBD9EDB6.png" manifest:media-type="image/png"/>
  <manifest:file-entry manifest:full-path="Pictures/10000001000003D6000003246FAE39F5.png" manifest:media-type="image/png"/>
  <manifest:file-entry manifest:full-path="Pictures/10000001000003CA0000030EF4C1D72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draw:fill-color="#ffffff" loext:fill-use-slide-background="false" draw:textarea-horizontal-align="justify" draw:textarea-vertical-align="middle" draw:auto-grow-height="false" fo:min-height="1.75cm" fo:min-width="9.5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="none" draw:fill-color="#ffffff" loext:fill-use-slide-background="false" draw:textarea-horizontal-align="justify" draw:textarea-vertical-align="middle" draw:auto-grow-height="false" fo:min-height="0.75cm" fo:min-width="9.5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125cm" fo:min-width="0.125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text-align="center"/>
      <style:text-properties fo:font-weight="normal" style:font-weight-asian="normal" style:font-weight-complex="normal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weight="normal" style:font-weight-asian="normal" style:font-weight-complex="normal"/>
    </style:style>
    <style:style style:name="P6" style:family="paragraph">
      <loext:graphic-properties draw:fill="solid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9pt" fo:font-weight="normal" style:font-size-asian="9pt" style:font-weight-asian="normal" style:font-size-complex="9pt" style:font-weight-complex="normal"/>
    </style:style>
    <style:style style:name="T5" style:family="text">
      <style:text-properties fo:font-size="9pt" style:text-underline-style="none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cm" svg:height="8.155cm" svg:x="5.005cm" svg:y="1.5cm">
          <draw:image xlink:href="Pictures/10000001000003BF0000030EFBD9EDB6.png" xlink:type="simple" xlink:show="embed" xlink:actuate="onLoad" draw:mime-type="image/png">
            <text:p/>
          </draw:image>
        </draw:frame>
        <draw:custom-shape draw:style-name="gr2" draw:text-style-name="P3" draw:layer="layout" svg:width="10cm" svg:height="2cm" svg:x="5cm" svg:y="0cm">
          <text:p text:style-name="P2"><text:span text:style-name="T1">Transport-IDE</text:span></text:p>
          <text:p text:style-name="P2"><text:span text:style-name="T2">The ITS modeling, simulation, and optimization workbench.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039cm" svg:height="4.125cm" svg:x="0.038cm" svg:y="3.515cm">
          <draw:image xlink:href="Pictures/10000001000003D6000003246FAE39F5.png" xlink:type="simple" xlink:show="embed" xlink:actuate="onLoad" draw:mime-type="image/png">
            <text:p/>
          </draw:image>
        </draw:frame>
        <draw:frame draw:style-name="gr1" draw:text-style-name="P1" draw:layer="layout" svg:width="4.962cm" svg:height="4cm" svg:x="15.038cm" svg:y="3.577cm">
          <draw:image xlink:href="Pictures/10000001000003CA0000030EF4C1D724.png" xlink:type="simple" xlink:show="embed" xlink:actuate="onLoad" draw:mime-type="image/png">
            <text:p/>
          </draw:image>
        </draw:frame>
        <draw:custom-shape draw:style-name="gr3" draw:text-style-name="P5" draw:layer="layout" svg:width="10cm" svg:height="1cm" svg:x="5cm" svg:y="9cm">
          <text:p text:style-name="P4"><text:span text:style-name="T3">ITS</text:span><text:span text:style-name="T4"> = </text:span><text:span text:style-name="T5">I</text:span><text:span text:style-name="T4">ntelligent </text:span><text:span text:style-name="T3">T</text:span><text:span text:style-name="T4">ransportation </text:span><text:span text:style-name="T3">S</text:span><text:span text:style-name="T4">yste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625cm" svg:height="3.375cm" svg:x="14.625cm" svg:y="3.12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  <style:paragraph-properties fo:margin-top="0.2cm" fo:margin-bottom="0.2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4-04-12T15:14:29.634000000</meta:creation-date>
    <dc:date>2025-07-10T15:05:38.198866100</dc:date>
    <meta:editing-duration>PT1H5M25S</meta:editing-duration>
    <meta:editing-cycles>25</meta:editing-cycles>
    <meta:generator>LibreOffice/25.2.4.3$Windows_X86_64 LibreOffice_project/33e196637044ead23f5c3226cde09b47731f7e27</meta:generator>
    <meta:document-statistic meta:object-count="6"/>
  </office:meta>
</office:document-meta>
</file>